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jari" svg:font-family="Manjari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Manjari" officeooo:rsid="00111d1f" officeooo:paragraph-rsid="00111d1f"/>
    </style:style>
    <style:style style:name="P2" style:family="paragraph" style:parent-style-name="Standard">
      <style:text-properties style:font-name="Manjari" fo:font-size="15pt" officeooo:rsid="00111d1f" officeooo:paragraph-rsid="00111d1f" style:font-size-asian="15pt" style:font-size-complex="15pt"/>
    </style:style>
    <style:style style:name="P3" style:family="paragraph" style:parent-style-name="Standard" style:list-style-name="L1">
      <style:text-properties style:font-name="Manjari" fo:font-size="15pt" officeooo:rsid="00111d1f" officeooo:paragraph-rsid="00111d1f" style:font-size-asian="15pt" style:font-size-complex="15pt"/>
    </style:style>
    <style:style style:name="P4" style:family="paragraph" style:parent-style-name="Standard" style:list-style-name="L2">
      <style:text-properties style:font-name="Manjari" fo:font-size="15pt" officeooo:rsid="00111d1f" officeooo:paragraph-rsid="00111d1f" style:font-size-asian="15pt" style:font-size-complex="15pt"/>
    </style:style>
    <style:style style:name="P5" style:family="paragraph" style:parent-style-name="Standard" style:list-style-name="L4">
      <style:text-properties style:font-name="Manjari" fo:font-size="15pt" officeooo:rsid="00111d1f" officeooo:paragraph-rsid="00111d1f" style:font-size-asian="15pt" style:font-size-complex="15pt"/>
    </style:style>
    <style:style style:name="P6" style:family="paragraph" style:parent-style-name="Standard" style:list-style-name="L5">
      <style:text-properties style:font-name="Manjari" fo:font-size="15pt" officeooo:rsid="00111d1f" officeooo:paragraph-rsid="00111d1f" style:font-size-asian="15pt" style:font-size-complex="15pt"/>
    </style:style>
    <style:style style:name="P7" style:family="paragraph" style:parent-style-name="Standard" style:list-style-name="L6">
      <style:text-properties style:font-name="Manjari" fo:font-size="15pt" officeooo:rsid="00111d1f" officeooo:paragraph-rsid="00111d1f" style:font-size-asian="15pt" style:font-size-complex="15pt"/>
    </style:style>
    <style:style style:name="P8" style:family="paragraph" style:parent-style-name="Standard" style:list-style-name="L2">
      <style:text-properties style:font-name="Manjari" fo:font-size="15pt" officeooo:paragraph-rsid="00111d1f" style:font-size-asian="15pt" style:font-size-complex="15pt"/>
    </style:style>
    <style:style style:name="P9" style:family="paragraph" style:parent-style-name="Standard">
      <style:text-properties style:font-name="Manjari" fo:font-size="15pt" officeooo:paragraph-rsid="00111d1f" style:font-size-asian="15pt" style:font-size-complex="15pt"/>
    </style:style>
    <style:style style:name="P10" style:family="paragraph" style:parent-style-name="Standard">
      <style:paragraph-properties fo:text-align="start" style:justify-single-word="false"/>
      <style:text-properties style:font-name="Manjari" fo:font-size="15pt" officeooo:paragraph-rsid="00111d1f" style:font-size-asian="15pt" style:font-size-complex="15pt"/>
    </style:style>
    <style:style style:name="P11" style:family="paragraph" style:parent-style-name="Standard">
      <style:paragraph-properties fo:text-align="center" style:justify-single-word="false"/>
      <style:text-properties fo:color="#00a933" loext:opacity="100%" style:font-name="Manjari" fo:font-size="18pt" officeooo:rsid="00111d1f" officeooo:paragraph-rsid="00111d1f" style:font-size-asian="18pt" style:font-size-complex="18pt"/>
    </style:style>
    <style:style style:name="P12" style:family="paragraph" style:parent-style-name="Standard">
      <style:text-properties fo:color="#00a933" loext:opacity="100%" style:font-name="Manjari" fo:font-size="15pt" fo:font-weight="bold" officeooo:rsid="00111d1f" officeooo:paragraph-rsid="00111d1f" style:font-size-asian="15pt" style:font-weight-asian="bold" style:font-size-complex="15pt" style:font-weight-complex="bold"/>
    </style:style>
    <style:style style:name="T1" style:family="text">
      <style:text-properties officeooo:rsid="00111d1f"/>
    </style:style>
    <style:style style:name="T2" style:family="text">
      <style:text-properties style:font-name="Manjari"/>
    </style:style>
    <style:style style:name="T3" style:family="text">
      <style:text-properties style:font-name="Manjari" officeooo:rsid="00111d1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color="#00a933" loext:opacity="100%" fo:font-weight="bold" style:font-weight-asian="bold" style:font-weight-complex="bold"/>
    </style:style>
    <style:style style:name="T7" style:family="text">
      <style:text-properties fo:color="#00a933" loext:opacity="100%"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Aspectos generales a tratar.</text:p>
      <text:p text:style-name="P11"/>
      <text:p text:style-name="P2"><text:span text:style-name="T6">Estetica</text:span>:</text:p>
      <text:list xml:id="list3359701832" text:style-name="L1">
        <text:list-item>
          <text:p text:style-name="P3">Logo</text:p>
        </text:list-item>
        <text:list-item>
          <text:p text:style-name="P3">Gamma de verdes</text:p>
        </text:list-item>
        <text:list-item>
          <text:p text:style-name="P3">Sin menu desplegable </text:p>
        </text:list-item>
        <text:list-item>
          <text:p text:style-name="P3">Responsive simple</text:p>
        </text:list-item>
        <text:list-item>
          <text:p text:style-name="P3">Jugar con azul y verde(propuesta)</text:p>
        </text:list-item>
        <text:list-item>
          <text:p text:style-name="P3">Sin localidad/mapa</text:p>
          <text:p text:style-name="P3"/>
        </text:list-item>
      </text:list>
      <text:p text:style-name="P12">Funcionalidades/ Codigo:</text:p>
      <text:list xml:id="list792439032" text:style-name="L2">
        <text:list-item>
          <text:p text:style-name="P4">Sin menu desplegable/ responsive simple</text:p>
        </text:list-item>
        <text:list-item>
          <text:p text:style-name="P4">Sin redes sociales/ Footer de navegacion unicamente</text:p>
        </text:list-item>
        <text:list-item>
          <text:p text:style-name="P4">Formulario para correo</text:p>
        </text:list-item>
        <text:list-item>
          <text:p text:style-name="P4">Plantilla de correo</text:p>
        </text:list-item>
        <text:list-item>
          <text:p text:style-name="P8"><text:span text:style-name="T1">Hosting, Dominio, SEO</text:span></text:p>
        </text:list-item>
      </text:list>
      <text:p text:style-name="P9"/>
      <text:p text:style-name="P10"/>
      <text:p text:style-name="P2"><text:span text:style-name="T7">Secciones</text:span>: </text:p>
      <text:p text:style-name="P2"/>
      <text:p text:style-name="P2"><text:span text:style-name="T6">INICIO</text:span>:</text:p>
      <text:list xml:id="list620195630" text:style-name="L4">
        <text:list-item>
          <text:p text:style-name="P5">Informacion general</text:p>
        </text:list-item>
        <text:list-item>
          <text:p text:style-name="P5">Carrousel de imagenes</text:p>
        </text:list-item>
        <text:list-item>
          <text:p text:style-name="P5">breves descripciones/servicios(cards)</text:p>
        </text:list-item>
        <text:list-item>
          <text:p text:style-name="P5">footer de contacto y navegacion</text:p>
        </text:list-item>
      </text:list>
      <text:p text:style-name="P2"><text:span text:style-name="T6">Servicios</text:span>:</text:p>
      <text:list xml:id="list597255383" text:style-name="L5">
        <text:list-item>
          <text:p text:style-name="P6">Tipos de servicios</text:p>
        </text:list-item>
        <text:list-item>
          <text:p text:style-name="P6">texto desplegable(saber mas)</text:p>
        </text:list-item>
        <text:list-item>
          <text:p text:style-name="P6">cards</text:p>
        </text:list-item>
        <text:list-item>
          <text:p text:style-name="P6">caracterizticas/posible tabla de comparacion</text:p>
        </text:list-item>
        <text:list-item>
          <text:p text:style-name="P6">imagenes</text:p>
        </text:list-item>
      </text:list>
      <text:p text:style-name="P2"><text:span text:style-name="T6">Contacto</text:span>:</text:p>
      <text:list xml:id="list577496776" text:style-name="L6">
        <text:list-item>
          <text:p text:style-name="P7">Sistema de navegacion</text:p>
        </text:list-item>
        <text:list-item>
          <text:p text:style-name="P7">form</text:p>
        </text:list-item>
        <text:list-item>
          <text:p text:style-name="P7">boton de enviar</text:p>
        </text:list-item>
        <text:list-item>
          <text:p text:style-name="P7">autocompletado</text:p>
        </text:list-item>
      </text:list>
      <text:p text:style-name="P2"><text:tab/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jari" svg:font-family="Manjari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9T09:12:04.525687320</meta:creation-date>
    <dc:date>2023-04-09T09:32:06.571299469</dc:date>
    <meta:editing-duration>PT5M57S</meta:editing-duration>
    <meta:editing-cycles>1</meta:editing-cycles>
    <meta:document-statistic meta:table-count="0" meta:image-count="0" meta:object-count="0" meta:page-count="1" meta:paragraph-count="33" meta:word-count="105" meta:character-count="649" meta:non-whitespace-character-count="597"/>
    <meta:generator>LibreOffice/7.3.7.2$Linux_X86_64 LibreOffice_project/30$Build-2</meta:generator>
  </office:meta>
</office:document-meta>
</file>